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pd1" office:value-type="string" calcext:value-type="string">
            <text:p>1.0kib</text:p>
          </table:table-cell>
          <table:table-cell table:style-name="pd1" office:value-type="string" calcext:value-type="string">
            <text:p>10.0kib</text:p>
          </table:table-cell>
          <table:table-cell table:style-name="pd1" office:value-type="string" calcext:value-type="string">
            <text:p>100.0kib</text:p>
          </table:table-cell>
          <table:table-cell table:style-name="pd1" office:value-type="string" calcext:value-type="string">
            <text:p>500.0kib</text:p>
          </table:table-cell>
          <table:table-cell table:style-name="pd1" office:value-type="string" calcext:value-type="string">
            <text:p>1.0mib</text:p>
          </table:table-cell>
          <table:table-cell table:style-name="pd1" office:value-type="string" calcext:value-type="string">
            <text:p/>
          </table:table-cell>
          <table:table-cell table:style-name="pd1"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warp Total requests</text:p>
          </table:table-cell>
          <table:table-cell office:value-type="float" office:value="1206917" calcext:value-type="float">
            <text:p>1206917</text:p>
          </table:table-cell>
          <table:table-cell office:value-type="float" office:value="1163499" calcext:value-type="float">
            <text:p>1163499</text:p>
          </table:table-cell>
          <table:table-cell office:value-type="float" office:value="938649" calcext:value-type="float">
            <text:p>938649</text:p>
          </table:table-cell>
          <table:table-cell office:value-type="float" office:value="106765" calcext:value-type="float">
            <text:p>106765</text:p>
          </table:table-cell>
          <table:table-cell office:value-type="float" office:value="95292" calcext:value-type="float">
            <text:p>95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warp Slowest</text:p>
          </table:table-cell>
          <table:table-cell office:value-type="float" office:value="328" calcext:value-type="float">
            <text:p>328</text:p>
          </table:table-cell>
          <table:table-cell office:value-type="float" office:value="114" calcext:value-type="float">
            <text:p>114</text:p>
          </table:table-cell>
          <table:table-cell office:value-type="float" office:value="196" calcext:value-type="float">
            <text:p>196</text:p>
          </table:table-cell>
          <table:table-cell office:value-type="float" office:value="758" calcext:value-type="float">
            <text:p>75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99t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90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75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Med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25t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Fast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Throughput</text:p>
          </table:table-cell>
          <table:table-cell office:value-type="float" office:value="10060" calcext:value-type="float">
            <text:p>10060</text:p>
          </table:table-cell>
          <table:table-cell office:value-type="float" office:value="9699" calcext:value-type="float">
            <text:p>9699</text:p>
          </table:table-cell>
          <table:table-cell office:value-type="float" office:value="7825" calcext:value-type="float">
            <text:p>7825</text:p>
          </table:table-cell>
          <table:table-cell office:value-type="float" office:value="891" calcext:value-type="float">
            <text:p>89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ftop-warp Cumulative Sent</text:p>
          </table:table-cell>
          <table:table-cell office:value-type="float" office:value="5798625" calcext:value-type="float">
            <text:p>5798625</text:p>
          </table:table-cell>
          <table:table-cell office:value-type="float" office:value="2202009" calcext:value-type="float">
            <text:p>2202009</text:p>
          </table:table-cell>
          <table:table-cell office:value-type="float" office:value="2296381" calcext:value-type="float">
            <text:p>2296381</text:p>
          </table:table-cell>
          <table:table-cell office:value-type="float" office:value="59349401" calcext:value-type="float">
            <text:p>59349401</text:p>
          </table:table-cell>
          <table:table-cell office:value-type="float" office:value="64067993" calcext:value-type="float">
            <text:p>64067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/s</text:p>
          </table:table-cell>
        </table:table-row>
        <table:table-row table:style-name="ro1">
          <table:table-cell office:value-type="string" calcext:value-type="string">
            <text:p>iftop-warp Cumulative Received</text:p>
          </table:table-cell>
          <table:table-cell office:value-type="float" office:value="13421772" calcext:value-type="float">
            <text:p>13421772</text:p>
          </table:table-cell>
          <table:table-cell office:value-type="float" office:value="28626124" calcext:value-type="float">
            <text:p>28626124</text:p>
          </table:table-cell>
          <table:table-cell office:value-type="float" office:value="262144000" calcext:value-type="float">
            <text:p>262144000</text:p>
          </table:table-cell>
          <table:table-cell office:value-type="float" office:value="36936718745" calcext:value-type="float">
            <text:p>36936718745</text:p>
          </table:table-cell>
          <table:table-cell office:value-type="float" office:value="83429739724" calcext:value-type="float">
            <text:p>83429739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ftop-warp Cumulative Total</text:p>
          </table:table-cell>
          <table:table-cell office:value-type="float" office:value="19188940" calcext:value-type="float">
            <text:p>19188940</text:p>
          </table:table-cell>
          <table:table-cell office:value-type="float" office:value="30828134" calcext:value-type="float">
            <text:p>30828134</text:p>
          </table:table-cell>
          <table:table-cell office:value-type="float" office:value="265289728" calcext:value-type="float">
            <text:p>265289728</text:p>
          </table:table-cell>
          <table:table-cell office:value-type="float" office:value="37044092928" calcext:value-type="float">
            <text:p>37044092928</text:p>
          </table:table-cell>
          <table:table-cell office:value-type="float" office:value="83429739724" calcext:value-type="float">
            <text:p>83429739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ha Slowest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ha 99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90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75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50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25t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Fast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Requests/sec</text:p>
          </table:table-cell>
          <table:table-cell office:value-type="float" office:value="24589" calcext:value-type="float">
            <text:p>24589</text:p>
          </table:table-cell>
          <table:table-cell office:value-type="float" office:value="24052" calcext:value-type="float">
            <text:p>24052</text:p>
          </table:table-cell>
          <table:table-cell office:value-type="float" office:value="18518" calcext:value-type="float">
            <text:p>18518</text:p>
          </table:table-cell>
          <table:table-cell office:value-type="float" office:value="8945" calcext:value-type="float">
            <text:p>8945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eq/s</text:p>
          </table:table-cell>
        </table:table-row>
        <table:table-row table:style-name="ro1">
          <table:table-cell office:value-type="string" calcext:value-type="string">
            <text:p>oha Total data</text:p>
          </table:table-cell>
          <table:table-cell office:value-type="float" office:value="1513975971" calcext:value-type="float">
            <text:p>1513975971</text:p>
          </table:table-cell>
          <table:table-cell office:value-type="float" office:value="14774687498" calcext:value-type="float">
            <text:p>14774687498</text:p>
          </table:table-cell>
          <table:table-cell office:value-type="float" office:value="113784421089" calcext:value-type="float">
            <text:p>113784421089</text:p>
          </table:table-cell>
          <table:table-cell office:value-type="float" office:value="274824219852" calcext:value-type="float">
            <text:p>274824219852</text:p>
          </table:table-cell>
          <table:table-cell office:value-type="float" office:value="237296943104" calcext:value-type="float">
            <text:p>237296943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ha Total requests</text:p>
          </table:table-cell>
          <table:table-cell office:value-type="float" office:value="1475405" calcext:value-type="float">
            <text:p>1475405</text:p>
          </table:table-cell>
          <table:table-cell office:value-type="float" office:value="1443131" calcext:value-type="float">
            <text:p>1443131</text:p>
          </table:table-cell>
          <table:table-cell office:value-type="float" office:value="1111127" calcext:value-type="float">
            <text:p>1111127</text:p>
          </table:table-cell>
          <table:table-cell office:value-type="float" office:value="536758" calcext:value-type="float">
            <text:p>536758</text:p>
          </table:table-cell>
          <table:table-cell office:value-type="float" office:value="226308" calcext:value-type="float">
            <text:p>226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ftop-oha Cumulative Sent</text:p>
          </table:table-cell>
          <table:table-cell office:value-type="float" office:value="13721" calcext:value-type="float">
            <text:p>13721</text:p>
          </table:table-cell>
          <table:table-cell office:value-type="float" office:value="43929" calcext:value-type="float">
            <text:p>43929</text:p>
          </table:table-cell>
          <table:table-cell office:value-type="float" office:value="92262" calcext:value-type="float">
            <text:p>92262</text:p>
          </table:table-cell>
          <table:table-cell office:value-type="float" office:value="105472" calcext:value-type="float">
            <text:p>105472</text:p>
          </table:table-cell>
          <table:table-cell office:value-type="float" office:value="19503513" calcext:value-type="float">
            <text:p>19503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ftop-oha Cumulative Received</text:p>
          </table:table-cell>
          <table:table-cell office:value-type="float" office:value="28364" calcext:value-type="float">
            <text:p>28364</text:p>
          </table:table-cell>
          <table:table-cell office:value-type="float" office:value="550912" calcext:value-type="float">
            <text:p>550912</text:p>
          </table:table-cell>
          <table:table-cell office:value-type="float" office:value="5211422" calcext:value-type="float">
            <text:p>5211422</text:p>
          </table:table-cell>
          <table:table-cell office:value-type="float" office:value="25165824" calcext:value-type="float">
            <text:p>25165824</text:p>
          </table:table-cell>
          <table:table-cell office:value-type="float" office:value="19864223744" calcext:value-type="float">
            <text:p>19864223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ftop-oha Cumulative Total</text:p>
          </table:table-cell>
          <table:table-cell office:value-type="float" office:value="124928" calcext:value-type="float">
            <text:p>124928</text:p>
          </table:table-cell>
          <table:table-cell office:value-type="float" office:value="601088" calcext:value-type="float">
            <text:p>601088</text:p>
          </table:table-cell>
          <table:table-cell office:value-type="float" office:value="5295308" calcext:value-type="float">
            <text:p>5295308</text:p>
          </table:table-cell>
          <table:table-cell office:value-type="float" office:value="16213501542" calcext:value-type="float">
            <text:p>16213501542</text:p>
          </table:table-cell>
          <table:table-cell office:value-type="float" office:value="19864223744" calcext:value-type="float">
            <text:p>19864223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alc warp Avg B/Req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2" calcext:value-type="float">
            <text:p>282</text:p>
          </table:table-cell>
          <table:table-cell office:value-type="float" office:value="346968" calcext:value-type="float">
            <text:p>346968</text:p>
          </table:table-cell>
          <table:table-cell office:value-type="float" office:value="875516" calcext:value-type="float">
            <text:p>875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lc oha Avg B/Re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7775" calcext:value-type="float">
            <text:p>87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7-23T22:33:31.784918165</dc:date>
    <meta:editing-duration>PT4H36M15S</meta:editing-duration>
    <meta:editing-cycles>1</meta:editing-cycles>
    <meta:document-statistic meta:table-count="1" meta:cell-count="223" meta:object-count="0"/>
  </office:meta>
</office:document-meta>
</file>